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E113]" office:value-type="float" office:value="180" calcext:value-type="float">
            <text:p>180</text:p>
          </table:table-cell>
          <table:table-cell table:formula="of:=[.D129]-40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 repo state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2]+[.B143]+[.B144]+[.B145]+[.B146]+[.E129]" office:value-type="float" office:value="146" calcext:value-type="float">
            <text:p>146</text:p>
          </table:table-cell>
          <table:table-cell table:formula="of:=[.D142]-40" office:value-type="float" office:value="106" calcext:value-type="float">
            <text:p>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.00.0000</text:date>, <text:time style:data-style-name="N2" text:time-value="10:01:38.908701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4-04T10:01:42.304130969</dc:date>
    <meta:editing-duration>P1DT2H28M15S</meta:editing-duration>
    <meta:editing-cycles>342</meta:editing-cycles>
    <meta:document-statistic meta:table-count="1" meta:cell-count="289" meta:object-count="0"/>
  </office:meta>
</office:document-meta>
</file>